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357d"/>
    </style:style>
    <style:style style:name="T4" style:family="text">
      <style:text-properties style:font-name="Arial Black" fo:font-style="italic" style:text-underline-style="none" fo:font-weight="bold" officeooo:rsid="0006357d" style:font-style-asian="italic" style:font-weight-asian="bold" style:font-style-complex="italic" style:font-weight-complex="bold"/>
    </style:style>
    <style:style style:name="T5" style:family="text">
      <style:text-properties officeooo:rsid="0006357d" fo:background-color="#ff99ff" loext:char-shading-value="0"/>
    </style:style>
    <style:style style:name="T6" style:family="text">
      <style:text-properties officeooo:rsid="0006357d" fo:background-color="#ffff66" loext:char-shading-value="0"/>
    </style:style>
    <style:style style:name="T7" style:family="text">
      <style:text-properties officeooo:rsid="0006357d" fo:background-color="#00cccc" loext:char-shading-value="0"/>
    </style:style>
    <style:style style:name="T8" style:family="text">
      <style:text-properties officeooo:rsid="0006357d" fo:background-color="#ff8080" loext:char-shading-value="0"/>
    </style:style>
    <style:style style:name="T9" style:family="text">
      <style:text-properties officeooo:rsid="0006357d" fo:background-color="#772953" loext:char-shading-value="0"/>
    </style:style>
    <style:style style:name="T10" style:family="text">
      <style:text-properties officeooo:rsid="0006357d" fo:background-color="#ff00ff" loext:char-shading-value="0"/>
    </style:style>
    <style:style style:name="T11" style:family="text">
      <style:text-properties officeooo:rsid="0006357d" fo:background-color="#000000" loext:char-shading-value="0"/>
    </style:style>
    <style:style style:name="T12" style:family="text">
      <style:text-properties officeooo:rsid="0006357d" fo:background-color="#cc66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4">BIO-DATA <text:s text:c="61"/></text:span>This is S.SONALI REDDY.My father name is LATE S.KALADHAR REDDY.My mother name is V.KALPANA.My father was a doctor.My mother works in GOVT. Sector.I was born on 3 may 2001.My hobbies are playing guitar,watching tv,listening songs,dancing and singing.My habit is <text:s text:c="3"/>to play basket ball.I completed my SSC from TEASWI CONCEPT SCHOOL.I studied <text:s/>my inter 1 year in VELOCIITY JUNIOR COLLEGE.I completed my inter 2 year from <text:span text:style-name="T3">AAKASH. <text:s text:c="95"/></text:span><text:span text:style-name="T5">My short term goal is to be a top 5 student in VAAGDEVI ENGINEERING COLLEGE.</text:span><text:span text:style-name="T10">My long term goal is to become a good citizen of MY MOTHERLAND INDIA </text:span><text:span text:style-name="T12">and to hold a software engineer job to make my parents feel proud that i succeeded in my dreams of working as a best employee in a software company.</text:span><text:span text:style-name="T9">My lifetime dream is to go on a world tour with my own sal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8:52:17.167182480</meta:creation-date>
    <dc:date>2018-07-25T19:37:17.446714960</dc:date>
    <meta:editing-duration>PT10M59S</meta:editing-duration>
    <meta:editing-cycles>1</meta:editing-cycles>
    <meta:document-statistic meta:table-count="0" meta:image-count="0" meta:object-count="0" meta:page-count="1" meta:paragraph-count="1" meta:word-count="137" meta:character-count="946" meta:non-whitespace-character-count="650"/>
    <meta:generator>LibreOffice/4.2.8.2$Linux_x86 LibreOffice_project/420m0$Build-2</meta:generator>
  </office:meta>
</office:document-meta>
</file>